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rd-item-subreport" style:family="table">
      <style:table-properties style:width="16.335cm" fo:margin-left="0.935cm" table:align="left"/>
    </style:style>
    <style:style style:name="ord-item-subreport.A" style:family="table-column">
      <style:table-column-properties style:column-width="1.034cm"/>
    </style:style>
    <style:style style:name="ord-item-subreport.B" style:family="table-column">
      <style:table-column-properties style:column-width="15.302cm"/>
    </style:style>
    <style:style style:name="ord-item-subreport.A1" style:family="table-cell">
      <style:table-cell-properties fo:padding="0.097cm" fo:border="none"/>
    </style:style>
    <style:style style:name="ord-signer-subreport" style:family="table">
      <style:table-properties style:width="17.27cm" fo:margin-left="0cm" table:align="left"/>
    </style:style>
    <style:style style:name="ord-signer-subreport.A" style:family="table-column">
      <style:table-column-properties style:column-width="10.054cm"/>
    </style:style>
    <style:style style:name="ord-signer-subreport.B" style:family="table-column">
      <style:table-column-properties style:column-width="7.216cm"/>
    </style:style>
    <style:style style:name="ord-signer-subreport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language="en" fo:country="US"/>
    </style:style>
    <style:style style:name="P2" style:family="paragraph" style:parent-style-name="Standard">
      <style:text-properties style:font-name="Times New Roman" officeooo:paragraph-rsid="00030855"/>
    </style:style>
    <style:style style:name="P3" style:family="paragraph" style:parent-style-name="Table_20_Contents">
      <style:text-properties style:font-name="Times New Roman"/>
    </style:style>
    <style:style style:name="P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Times New Roman" officeooo:paragraph-rsid="00030855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officeooo:paragraph-rsid="0001683f" style:font-size-asian="12pt" style:font-size-complex="12pt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0pt" fo:language="ru" fo:country="RU"/>
    </style:style>
    <style:style style:name="P10" style:family="paragraph" style:parent-style-name="Text_20_body">
      <style:text-properties style:font-name="Times New Roman" fo:font-size="14pt"/>
    </style:style>
    <style:style style:name="P11" style:family="paragraph" style:parent-style-name="Text_20_body">
      <style:paragraph-properties fo:margin-left="0cm" fo:margin-right="0cm" fo:text-indent="0.961cm" style:auto-text-indent="false"/>
      <style:text-properties style:font-name="Times New Roman" fo:background-color="#ffffff"/>
    </style:style>
    <style:style style:name="P12" style:family="paragraph" style:parent-style-name="Table_20_Contents">
      <style:text-properties style:font-name="Times New Roman" officeooo:rsid="00141aea" officeooo:paragraph-rsid="00030855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/>
    </style:style>
    <style:style style:name="P14" style:family="paragraph" style:parent-style-name="Text_20_body">
      <style:paragraph-properties fo:margin-left="0cm" fo:margin-right="0cm" fo:text-indent="0.961cm" style:auto-text-indent="false"/>
      <style:text-properties style:font-name="Times New Roman" fo:font-size="14pt" fo:background-color="#ffffff"/>
    </style:style>
    <style:style style:name="T1" style:family="text">
      <style:text-properties fo:font-size="16pt"/>
    </style:style>
    <style:style style:name="T2" style:family="text">
      <style:text-properties fo:font-size="14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аспоряжение</text:p>
      <text:p text:style-name="P9"/>
      <text:p text:style-name="P13">«__»_____________ 20 <text:s text:c="2"/>г.<text:tab/><text:tab/><text:tab/><text:tab/><text:tab/><text:tab/><text:tab/> <text:s text:c="5"/>№________________</text:p>
      <text:p text:style-name="P5"/>
      <text:p text:style-name="P11"><text:span text:style-name="T1"><text:user-defined style:data-style-name="N0" text:name="title">{title}</text:user-defined></text:span><text:span text:style-name="T1"> </text:span></text:p>
      <text:p text:style-name="P14"/>
      <text:p text:style-name="P11"><text:span text:style-name="T2"><text:user-defined style:data-style-name="N0" text:name="summary-content">{summary-content}</text:user-defined></text:span><text:span text:style-name="T2"> </text:span></text:p>
      <text:p text:style-name="P6"/>
      <table:table table:name="ord-item-subreport" table:style-name="ord-item-subreport">
        <table:table-column table:style-name="ord-item-subreport.A"/>
        <table:table-column table:style-name="ord-item-subreport.B"/>
        <table:table-header-rows>
          <table:table-row>
            <table:table-cell table:style-name="ord-item-subreport.A1" office:value-type="string">
              <text:p text:style-name="P4"><text:user-defined style:data-style-name="N0" text:name="ord-item-subreport.ord-item-number">{ord-item-subreport.ord-item-number}</text:user-defined>.</text:p>
            </table:table-cell>
            <table:table-cell table:style-name="ord-item-subreport.A1" office:value-type="string">
              <text:p text:style-name="P12"><text:user-defined style:data-style-name="N0" text:name="ord-item-subreport.ord-item-info">{ord-item-subreport.ord-item-info}</text:user-defined></text:p>
            </table:table-cell>
          </table:table-row>
        </table:table-header-rows>
      </table:table>
      <text:p text:style-name="P2"/>
      <table:table table:name="ord-signer-subreport" table:style-name="ord-signer-subreport">
        <table:table-column table:style-name="ord-signer-subreport.A"/>
        <table:table-column table:style-name="ord-signer-subreport.B"/>
        <table:table-row>
          <table:table-cell table:style-name="ord-signer-subreport.A1" office:value-type="string">
            <text:p text:style-name="P3"><text:user-defined style:data-style-name="N0" text:name="ord-signer-subreport.ord-signer-position">{ord-signer-subreport.ord-signer-position}</text:user-defined></text:p>
          </table:table-cell>
          <table:table-cell table:style-name="ord-signer-subreport.A1" office:value-type="string">
            <text:p text:style-name="P7"><text:user-defined style:data-style-name="N0" text:name="ord-signer-subreport.ord-signer-fio">{ord-signer-subreport.ord-signer-fio}</text:user-defined></text:p>
          </table:table-cell>
        </table:table-row>
      </table:table>
      <text:p text:style-name="P8"/>
      <text:p text:style-name="P8"/>
      <text:p text:style-name="P10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ECM USER</meta:initial-creator>
    <meta:creation-date>2013-05-27T10:52:22</meta:creation-date>
    <dc:date>2014-03-21T17:59:59.38</dc:date>
    <meta:editing-cycles>21</meta:editing-cycles>
    <meta:editing-duration>PT6H38M54S</meta:editing-duration>
    <dc:title>Название документа</dc:title>
    <dc:description>Заполните Коментарий к документу:
     меню File/Properties...
     вкладка Description
     атрибут Comment</dc:description>
    <meta:document-statistic meta:table-count="2" meta:image-count="0" meta:object-count="0" meta:page-count="1" meta:paragraph-count="8" meta:word-count="11" meta:character-count="243" meta:non-whitespace-character-count="224"/>
    <meta:user-defined meta:name="ord-item-subreport">{{subreport::ord-item-subreport}}</meta:user-defined>
    <meta:user-defined meta:name="ord-item-subreport.ord-item-assignee">{ord-item-subreport.ord-item-assignee}</meta:user-defined>
    <meta:user-defined meta:name="ord-item-subreport.ord-item-content">{ord-item-subreport.ord-item-content}</meta:user-defined>
    <meta:user-defined meta:name="ord-item-subreport.ord-item-execution-date">{ord-item-subreport.ord-item-execution-date}</meta:user-defined>
    <meta:user-defined meta:name="ord-item-subreport.ord-item-info" meta:value-type="string">{ord-item-subreport.ord-item-info}</meta:user-defined>
    <meta:user-defined meta:name="ord-item-subreport.ord-item-number" meta:value-type="string">{ord-item-subreport.ord-item-number}</meta:user-defined>
    <meta:user-defined meta:name="ord-signer-subreport" meta:value-type="string">{{subreport::ord-signer-subreport}}</meta:user-defined>
    <meta:user-defined meta:name="ord-signer-subreport.ord-signer-fio" meta:value-type="string">{ord-signer-subreport.ord-signer-fio}</meta:user-defined>
    <meta:user-defined meta:name="ord-signer-subreport.ord-signer-position" meta:value-type="string">{ord-signer-subreport.ord-signer-position}</meta:user-defined>
    <meta:user-defined meta:name="summary-content" meta:value-type="string">{summary-content}</meta:user-defined>
    <meta:user-defined meta:name="title" meta:value-type="string">{title}</meta:user-defined>
  </office:meta>
</office:document-meta>
</file>